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language="zxx" fo:country="none" officeooo:rsid="0016fb1c" officeooo:paragraph-rsid="0016fb1c" style:font-size-asian="40pt" style:language-asian="zxx" style:country-asian="none" style:font-size-complex="40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6fb1c" officeooo:paragraph-rsid="0016fb1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6fb1c" officeooo:paragraph-rsid="001cee3f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6fb1c" officeooo:paragraph-rsid="00661a9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6fb1c" officeooo:paragraph-rsid="006f485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6fb1c" officeooo:paragraph-rsid="007b5ab5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cee3f" officeooo:paragraph-rsid="0016fb1c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cee3f" officeooo:paragraph-rsid="0019b6a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cee3f" officeooo:paragraph-rsid="0063031d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19b6a3" officeooo:paragraph-rsid="00190a0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53f094" officeooo:paragraph-rsid="0053f09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6fb975" officeooo:paragraph-rsid="006fb97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6fb975" officeooo:paragraph-rsid="007ec83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7ec838" officeooo:paragraph-rsid="007ec83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2a3278" officeooo:paragraph-rsid="007ec83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language="zxx" fo:country="none" officeooo:rsid="0016fb1c" officeooo:paragraph-rsid="0016fb1c" style:font-size-asian="14pt" style:language-asian="zxx" style:country-asian="none" style:font-size-complex="16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1cc94f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661a9c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63031d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6be1d3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19b6a3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78b1a3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190a03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84cee7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8663ab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9b6a3" officeooo:paragraph-rsid="00190a03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07f69" officeooo:paragraph-rsid="0084cee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17525" officeooo:paragraph-rsid="0084cee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27103" officeooo:paragraph-rsid="00227103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43715" officeooo:paragraph-rsid="002498a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43715" officeooo:paragraph-rsid="00243715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43715" officeooo:paragraph-rsid="0077177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5c5b0" officeooo:paragraph-rsid="0025c5b0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329454" officeooo:paragraph-rsid="004f735e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635818" officeooo:paragraph-rsid="0084cee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d2ac3" officeooo:paragraph-rsid="0049b299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6fb975" officeooo:paragraph-rsid="007ec838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7ec838" officeooo:paragraph-rsid="007ec838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2a3278" officeooo:paragraph-rsid="007ec838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language="zxx" fo:country="none" fo:font-weight="normal" officeooo:rsid="0016fb1c" officeooo:paragraph-rsid="00228394" fo:background-color="#ffa500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19b6a3" officeooo:paragraph-rsid="0019b6a3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1aefda" officeooo:paragraph-rsid="001aefda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1ad518" officeooo:paragraph-rsid="0019b6a3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1bc0f5" officeooo:paragraph-rsid="001c0c66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25c5b0" officeooo:paragraph-rsid="0025c5b0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1c0c66" officeooo:paragraph-rsid="001c0c66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217525" officeooo:paragraph-rsid="002498a2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2873d8" officeooo:paragraph-rsid="002873d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299b6f" officeooo:paragraph-rsid="002a327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6pt" fo:language="zxx" fo:country="none" fo:font-style="italic" fo:font-weight="normal" officeooo:rsid="002a3278" officeooo:paragraph-rsid="002a3278" style:font-size-asian="16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6pt" fo:language="zxx" fo:country="none" fo:font-style="normal" fo:font-weight="bold" officeooo:rsid="001cc94f" officeooo:paragraph-rsid="00200260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fo:language="zxx" fo:country="none" fo:font-style="normal" fo:font-weight="bold" officeooo:rsid="001cc94f" officeooo:paragraph-rsid="0047c496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language="zxx" fo:country="none" fo:font-style="normal" fo:font-weight="bold" officeooo:rsid="001cc94f" officeooo:paragraph-rsid="006558e1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language="zxx" fo:country="none" fo:font-style="normal" fo:font-weight="bold" officeooo:rsid="001bc0f5" officeooo:paragraph-rsid="001bc0f5" style:font-size-asian="14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16fb1c" officeooo:paragraph-rsid="0016fb1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16fb1c" officeooo:paragraph-rsid="0025c5b0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16fb1c" officeooo:paragraph-rsid="0049b299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1cee3f" officeooo:paragraph-rsid="001cee3f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1cee3f" officeooo:paragraph-rsid="0016fb1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1cee3f" officeooo:paragraph-rsid="0049b299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25c5b0" officeooo:paragraph-rsid="0016fb1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25c5b0" officeooo:paragraph-rsid="00266ac3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25c5b0" officeooo:paragraph-rsid="0025c75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20pt" fo:language="zxx" fo:country="none" fo:font-weight="bold" officeooo:rsid="0025c5b0" officeooo:paragraph-rsid="0032945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language="zxx" fo:country="none" fo:font-style="italic" fo:font-weight="normal" officeooo:rsid="0025c5b0" officeooo:paragraph-rsid="00266ac3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8pt" fo:language="zxx" fo:country="none" fo:font-weight="bold" officeooo:rsid="0025c5b0" officeooo:paragraph-rsid="00266ac3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8pt" fo:language="zxx" fo:country="none" fo:font-weight="bold" officeooo:rsid="0025c5b0" officeooo:paragraph-rsid="0055422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8pt" fo:language="zxx" fo:country="none" fo:font-style="normal" fo:font-weight="bold" officeooo:rsid="0025c5b0" officeooo:paragraph-rsid="0025c754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8pt" fo:language="zxx" fo:country="none" fo:font-style="normal" fo:font-weight="bold" officeooo:rsid="0025c5b0" officeooo:paragraph-rsid="0035e59b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8pt" fo:language="zxx" fo:country="none" fo:font-style="normal" fo:font-weight="bold" officeooo:rsid="0025c5b0" officeooo:paragraph-rsid="004f735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italic" fo:font-weight="normal" officeooo:rsid="00227103" officeooo:paragraph-rsid="00227103" style:font-name-asian="Liberation Serif1" style:font-size-asian="16pt" style:language-asian="zxx" style:country-asian="none" style:font-style-asian="italic" style:font-weight-asian="normal" style:font-name-complex="Liberation Serif1" style:font-size-complex="16pt" style:language-complex="zxx" style:country-complex="none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italic" fo:font-weight="normal" officeooo:rsid="002498a2" officeooo:paragraph-rsid="002498a2" style:font-name-asian="Liberation Serif1" style:font-size-asian="16pt" style:language-asian="zxx" style:country-asian="none" style:font-style-asian="italic" style:font-weight-asian="normal" style:font-name-complex="Liberation Serif1" style:font-size-complex="16pt" style:language-complex="zxx" style:country-complex="none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italic" fo:font-weight="normal" officeooo:rsid="0025c754" officeooo:paragraph-rsid="00329454" style:font-name-asian="Liberation Serif1" style:font-size-asian="16pt" style:language-asian="zxx" style:country-asian="none" style:font-style-asian="italic" style:font-weight-asian="normal" style:font-name-complex="Liberation Serif1" style:font-size-complex="16pt" style:language-complex="zxx" style:country-complex="none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italic" fo:font-weight="normal" officeooo:rsid="004bdec1" officeooo:paragraph-rsid="004bdec1" style:font-name-asian="Liberation Serif1" style:font-size-asian="16pt" style:language-asian="zxx" style:country-asian="none" style:font-style-asian="italic" style:font-weight-asian="normal" style:font-name-complex="Liberation Serif1" style:font-size-complex="16pt" style:language-complex="zxx" style:country-complex="none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italic" fo:font-weight="normal" officeooo:rsid="004bdec1" officeooo:paragraph-rsid="005c6926" style:font-name-asian="Liberation Serif1" style:font-size-asian="16pt" style:language-asian="zxx" style:country-asian="none" style:font-style-asian="italic" style:font-weight-asian="normal" style:font-name-complex="Liberation Serif1" style:font-size-complex="16pt" style:language-complex="zxx" style:country-complex="none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italic" fo:font-weight="normal" officeooo:rsid="005c6926" officeooo:paragraph-rsid="005c6926" style:font-name-asian="Liberation Serif1" style:font-size-asian="16pt" style:language-asian="zxx" style:country-asian="none" style:font-style-asian="italic" style:font-weight-asian="normal" style:font-name-complex="Liberation Serif1" style:font-size-complex="16pt" style:language-complex="zxx" style:country-complex="none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normal" officeooo:rsid="00217525" officeooo:paragraph-rsid="0084cee7" style:font-name-asian="Liberation Serif1" style:font-size-asian="16pt" style:language-asian="zxx" style:country-asian="none" style:font-style-asian="normal" style:font-weight-asian="normal" style:font-name-complex="Liberation Serif1" style:font-size-complex="16pt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normal" officeooo:rsid="00227103" officeooo:paragraph-rsid="002498a2" style:font-name-asian="Liberation Serif1" style:font-size-asian="16pt" style:language-asian="zxx" style:country-asian="none" style:font-style-asian="normal" style:font-weight-asian="normal" style:font-name-complex="Liberation Serif1" style:font-size-complex="16pt" style:language-complex="zxx" style:country-complex="none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normal" officeooo:rsid="0025c754" officeooo:paragraph-rsid="0025c754" style:font-name-asian="Liberation Serif1" style:font-size-asian="16pt" style:language-asian="zxx" style:country-asian="none" style:font-style-asian="normal" style:font-weight-asian="normal" style:font-name-complex="Liberation Serif1" style:font-size-complex="16pt" style:language-complex="zxx" style:country-complex="none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normal" officeooo:rsid="002d2ac3" officeooo:paragraph-rsid="0047c496" style:font-name-asian="Liberation Serif1" style:font-size-asian="16pt" style:language-asian="zxx" style:country-asian="none" style:font-style-asian="normal" style:font-weight-asian="normal" style:font-name-complex="Liberation Serif1" style:font-size-complex="16pt" style:language-complex="zxx" style:country-complex="none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normal" officeooo:rsid="002498a2" officeooo:paragraph-rsid="00771777" style:font-name-asian="Liberation Serif1" style:font-size-asian="16pt" style:language-asian="zxx" style:country-asian="none" style:font-style-asian="normal" style:font-weight-asian="normal" style:font-name-complex="Liberation Serif1" style:font-size-complex="16pt" style:language-complex="zxx" style:country-complex="none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bold" officeooo:rsid="00227103" officeooo:paragraph-rsid="00227103" style:font-name-asian="Liberation Serif1" style:font-size-asian="16pt" style:language-asian="zxx" style:country-asian="none" style:font-style-asian="normal" style:font-weight-asian="bold" style:font-name-complex="Liberation Serif1" style:font-size-complex="16pt" style:language-complex="zxx" style:country-complex="none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zxx" fo:country="none" fo:font-style="normal" fo:font-weight="bold" officeooo:rsid="004bdec1" officeooo:paragraph-rsid="004bdec1" style:font-name-asian="Liberation Serif1" style:font-size-asian="16pt" style:language-asian="zxx" style:country-asian="none" style:font-style-asian="normal" style:font-weight-asian="bold" style:font-name-complex="Liberation Serif1" style:font-size-complex="16pt" style:language-complex="zxx" style:country-complex="none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size="16pt" fo:language="zxx" fo:country="none" fo:font-weight="normal" officeooo:rsid="00398f9f" officeooo:paragraph-rsid="0047c496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6pt" fo:language="zxx" fo:country="none" fo:font-weight="normal" officeooo:rsid="002d2ac3" officeooo:paragraph-rsid="00373043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20pt" fo:language="zxx" fo:country="none" fo:font-weight="bold" officeooo:rsid="002d2ac3" officeooo:paragraph-rsid="0047c496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size="20pt" fo:language="zxx" fo:country="none" fo:font-weight="bold" officeooo:rsid="002d2ac3" officeooo:paragraph-rsid="002d2ac3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size="20pt" fo:language="zxx" fo:country="none" fo:font-weight="bold" officeooo:rsid="002d2ac3" officeooo:paragraph-rsid="0052e8c9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size="20pt" fo:language="zxx" fo:country="none" fo:font-weight="bold" officeooo:rsid="002d2ac3" officeooo:paragraph-rsid="0016fb1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size="20pt" fo:language="zxx" fo:country="none" fo:font-weight="bold" officeooo:rsid="00554228" officeooo:paragraph-rsid="00554228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ize="20pt" fo:language="zxx" fo:country="none" fo:font-weight="bold" officeooo:rsid="0016fb1c" officeooo:paragraph-rsid="00554228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erif1" fo:font-size="20pt" fo:language="zxx" fo:country="none" fo:font-style="normal" fo:font-weight="bold" officeooo:rsid="0016fb1c" officeooo:paragraph-rsid="00554228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8pt" fo:language="zxx" fo:country="none" fo:font-style="normal" fo:font-weight="bold" officeooo:rsid="0025c5b0" officeooo:paragraph-rsid="0052e8c9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style:font-name="Liberation Serif1" fo:font-size="20pt" fo:language="zxx" fo:country="none" fo:font-style="normal" fo:font-weight="bold" officeooo:rsid="00243715" officeooo:paragraph-rsid="002d2ac3" style:font-name-asian="Liberation Serif1" style:font-size-asian="20pt" style:language-asian="zxx" style:country-asian="none" style:font-style-asian="normal" style:font-weight-asian="bold" style:font-name-complex="Liberation Serif1" style:font-size-complex="20pt" style:language-complex="zxx" style:country-complex="none" style:font-style-complex="normal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fo:color="#000000" fo:font-size="16pt" fo:language="zxx" fo:country="none" fo:font-weight="normal" officeooo:rsid="00329454" officeooo:paragraph-rsid="00554228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6" style:family="paragraph" style:parent-style-name="Standard">
      <style:paragraph-properties fo:text-align="start" style:justify-single-word="false" fo:break-before="page"/>
      <style:text-properties fo:font-size="20pt" fo:language="zxx" fo:country="none" fo:font-weight="bold" officeooo:rsid="0053f094" officeooo:paragraph-rsid="0049b299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20pt" fo:language="zxx" fo:country="none" fo:font-weight="bold" officeooo:rsid="001cee3f" officeooo:paragraph-rsid="0049b299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20pt" fo:language="zxx" fo:country="none" fo:font-weight="bold" officeooo:rsid="0016fb1c" officeooo:paragraph-rsid="0084cee7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9" style:family="paragraph" style:parent-style-name="Standard" style:master-page-name="Standard">
      <style:paragraph-properties fo:text-align="center" style:justify-single-word="false" style:page-number="auto"/>
      <style:text-properties fo:font-size="40pt" fo:language="zxx" fo:country="none" officeooo:rsid="008b3b2a" officeooo:paragraph-rsid="008b3b2a" style:font-size-asian="40pt" style:language-asian="zxx" style:country-asian="none" style:font-size-complex="40pt" style:language-complex="zxx" style:country-complex="none"/>
    </style:style>
    <style:style style:name="P100" style:family="paragraph">
      <loext:graphic-properties draw:fill-color="#fbe8d3"/>
    </style:style>
    <style:style style:name="P101" style:family="paragraph">
      <loext:graphic-properties draw:fill-color="#e2ffe4"/>
    </style:style>
    <style:style style:name="P102" style:family="paragraph">
      <loext:graphic-properties draw:fill-color="#d9f4ff"/>
    </style:style>
    <style:style style:name="P103" style:family="paragraph">
      <loext:graphic-properties draw:fill-color="#fffbcc"/>
    </style:style>
    <style:style style:name="P104" style:family="paragraph">
      <loext:graphic-properties draw:fill-color="#fee6f2"/>
    </style:style>
    <style:style style:name="T1" style:family="text">
      <style:text-properties officeooo:rsid="00171e61"/>
    </style:style>
    <style:style style:name="T2" style:family="text">
      <style:text-properties officeooo:rsid="00190a03"/>
    </style:style>
    <style:style style:name="T3" style:family="text">
      <style:text-properties fo:font-size="14pt" fo:font-style="italic" officeooo:rsid="001c0c66" style:font-style-asian="italic" style:font-size-complex="14pt" style:font-style-complex="italic"/>
    </style:style>
    <style:style style:name="T4" style:family="text">
      <style:text-properties fo:font-size="14pt" fo:font-style="italic" officeooo:rsid="001cc94f" style:font-style-asian="italic" style:font-size-complex="14pt" style:font-style-complex="italic"/>
    </style:style>
    <style:style style:name="T5" style:family="text">
      <style:text-properties fo:font-size="14pt" fo:font-style="italic" officeooo:rsid="006111bb" style:font-style-asian="italic" style:font-size-complex="14pt" style:font-style-complex="italic"/>
    </style:style>
    <style:style style:name="T6" style:family="text">
      <style:text-properties fo:font-size="14pt" fo:font-style="italic" officeooo:rsid="00720a67" style:font-style-asian="italic" style:font-size-complex="14pt" style:font-style-complex="italic"/>
    </style:style>
    <style:style style:name="T7" style:family="text">
      <style:text-properties fo:font-size="14pt" fo:font-style="italic" officeooo:rsid="0084c9d9" style:font-style-asian="italic" style:font-size-complex="14pt" style:font-style-complex="italic"/>
    </style:style>
    <style:style style:name="T8" style:family="text">
      <style:text-properties fo:font-size="14pt" fo:font-style="italic" officeooo:rsid="0084cee7" style:font-style-asian="italic" style:font-size-complex="14pt" style:font-style-complex="italic"/>
    </style:style>
    <style:style style:name="T9" style:family="text">
      <style:text-properties fo:font-size="14pt" fo:font-style="italic" officeooo:rsid="00855ce1" style:font-style-asian="italic" style:font-size-complex="14pt" style:font-style-complex="italic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6111bb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style:text-underline-style="none" officeooo:rsid="001c0c66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1cee3f" style:font-style-asian="italic" style:font-size-complex="14pt" style:font-style-complex="italic"/>
    </style:style>
    <style:style style:name="T14" style:family="text">
      <style:text-properties fo:font-size="14pt" fo:font-weight="normal" officeooo:rsid="0063031d" style:font-weight-asian="normal" style:font-size-complex="14pt" style:font-weight-complex="normal"/>
    </style:style>
    <style:style style:name="T15" style:family="text">
      <style:text-properties fo:font-size="14pt" fo:font-style="normal" officeooo:rsid="00855ce1" style:font-size-asian="16pt" style:font-style-asian="normal" style:font-size-complex="14pt" style:font-style-complex="normal"/>
    </style:style>
    <style:style style:name="T16" style:family="text">
      <style:text-properties fo:font-style="normal" officeooo:rsid="001c0c66" style:font-style-asian="normal" style:font-style-complex="normal"/>
    </style:style>
    <style:style style:name="T17" style:family="text">
      <style:text-properties fo:font-style="normal" officeooo:rsid="00200260" style:font-style-asian="normal" style:font-style-complex="normal"/>
    </style:style>
    <style:style style:name="T18" style:family="text">
      <style:text-properties fo:font-style="normal" officeooo:rsid="00207598" style:font-style-asian="normal" style:font-style-complex="normal"/>
    </style:style>
    <style:style style:name="T19" style:family="text">
      <style:text-properties fo:font-style="normal" officeooo:rsid="001cee3f" style:font-size-asian="16pt" style:font-style-asian="normal" style:font-style-complex="normal"/>
    </style:style>
    <style:style style:name="T20" style:family="text">
      <style:text-properties fo:font-style="normal" officeooo:rsid="0047c496" style:font-size-asian="16pt" style:font-style-asian="normal" style:font-style-complex="normal"/>
    </style:style>
    <style:style style:name="T21" style:family="text">
      <style:text-properties fo:font-style="normal" officeooo:rsid="0067fc4c" style:font-size-asian="16pt" style:font-style-asian="normal" style:font-style-complex="normal"/>
    </style:style>
    <style:style style:name="T22" style:family="text">
      <style:text-properties fo:font-style="normal" officeooo:rsid="006db9ae" style:font-size-asian="16pt" style:font-style-asian="normal" style:font-style-complex="normal"/>
    </style:style>
    <style:style style:name="T23" style:family="text">
      <style:text-properties fo:font-style="normal" officeooo:rsid="006111bb" style:font-size-asian="16pt" style:font-style-asian="normal" style:font-style-complex="normal"/>
    </style:style>
    <style:style style:name="T24" style:family="text">
      <style:text-properties fo:font-style="normal" officeooo:rsid="00720a67" style:font-size-asian="16pt" style:font-style-asian="normal" style:font-style-complex="normal"/>
    </style:style>
    <style:style style:name="T25" style:family="text">
      <style:text-properties fo:font-style="normal" officeooo:rsid="00190a03" style:font-size-asian="16pt" style:font-style-asian="normal" style:font-style-complex="normal"/>
    </style:style>
    <style:style style:name="T26" style:family="text">
      <style:text-properties fo:font-style="normal" officeooo:rsid="0078b1a3" style:font-size-asian="16pt" style:font-style-asian="normal" style:font-style-complex="normal"/>
    </style:style>
    <style:style style:name="T27" style:family="text">
      <style:text-properties fo:font-style="normal" officeooo:rsid="0084c9d9" style:font-size-asian="16pt" style:font-style-asian="normal" style:font-style-complex="normal"/>
    </style:style>
    <style:style style:name="T28" style:family="text">
      <style:text-properties fo:font-style="normal" style:text-underline-style="none" officeooo:rsid="001c0c66" style:font-style-asian="normal" style:font-style-complex="normal"/>
    </style:style>
    <style:style style:name="T29" style:family="text">
      <style:text-properties fo:font-style="normal" style:text-underline-style="none" officeooo:rsid="001cee3f" style:font-style-asian="normal" style:font-style-complex="normal"/>
    </style:style>
    <style:style style:name="T30" style:family="text">
      <style:text-properties fo:font-style="normal" fo:font-weight="normal" officeooo:rsid="001cc94f" style:font-size-asian="16pt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7c496" style:font-size-asian="16pt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b5ab5" style:font-size-asian="16pt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10b99" style:font-size-asian="16pt" style:font-style-asian="normal" style:font-weight-asian="normal" style:font-style-complex="normal" style:font-weight-complex="normal"/>
    </style:style>
    <style:style style:name="T34" style:family="text">
      <style:text-properties officeooo:rsid="001cee3f"/>
    </style:style>
    <style:style style:name="T35" style:family="text">
      <style:text-properties style:text-position="super 58%" fo:font-size="18pt" officeooo:rsid="001cee3f" style:font-size-asian="18pt" style:font-size-complex="18pt"/>
    </style:style>
    <style:style style:name="T36" style:family="text">
      <style:text-properties fo:font-size="16pt" fo:font-weight="normal" style:font-size-asian="16pt" style:font-weight-asian="normal" style:font-size-complex="16pt" style:font-weight-complex="normal"/>
    </style:style>
    <style:style style:name="T37" style:family="text">
      <style:text-properties style:font-name="Liberation Serif1" style:font-name-asian="Liberation Serif1" style:font-name-complex="Liberation Serif1"/>
    </style:style>
    <style:style style:name="T38" style:family="text">
      <style:text-properties style:font-name="Liberation Serif1" officeooo:rsid="00228394" style:font-name-asian="Liberation Serif1" style:font-size-asian="16pt" style:font-name-complex="Liberation Serif1"/>
    </style:style>
    <style:style style:name="T39" style:family="text">
      <style:text-properties style:font-name="Liberation Serif1" officeooo:rsid="00207f69" style:font-name-asian="Liberation Serif1" style:font-size-asian="16pt" style:font-name-complex="Liberation Serif1"/>
    </style:style>
    <style:style style:name="T40" style:family="text">
      <style:text-properties style:font-name="Liberation Serif1" officeooo:rsid="00227103" style:font-name-asian="Liberation Serif1" style:font-size-asian="16pt" style:font-name-complex="Liberation Serif1"/>
    </style:style>
    <style:style style:name="T41" style:family="text">
      <style:text-properties style:font-name="Liberation Serif1" officeooo:rsid="00243715" style:font-name-asian="Liberation Serif1" style:font-size-asian="16pt" style:font-name-complex="Liberation Serif1"/>
    </style:style>
    <style:style style:name="T42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43" style:family="text">
      <style:text-properties style:font-name="Liberation Serif1" fo:font-style="normal" officeooo:rsid="00217525" style:font-name-asian="Liberation Serif1" style:font-style-asian="normal" style:font-name-complex="Liberation Serif1" style:font-style-complex="normal"/>
    </style:style>
    <style:style style:name="T44" style:family="text">
      <style:text-properties style:font-name="Liberation Serif1" fo:font-style="normal" officeooo:rsid="00207f69" style:font-name-asian="Liberation Serif1" style:font-style-asian="normal" style:font-name-complex="Liberation Serif1" style:font-style-complex="normal"/>
    </style:style>
    <style:style style:name="T45" style:family="text">
      <style:text-properties style:font-name="Liberation Serif1" fo:font-style="normal" officeooo:rsid="00227103" style:font-name-asian="Liberation Serif1" style:font-style-asian="normal" style:font-name-complex="Liberation Serif1" style:font-style-complex="normal"/>
    </style:style>
    <style:style style:name="T46" style:family="text">
      <style:text-properties style:font-name="Liberation Serif1" fo:font-style="normal" officeooo:rsid="00228394" style:font-name-asian="Liberation Serif1" style:font-style-asian="normal" style:font-name-complex="Liberation Serif1" style:font-style-complex="normal"/>
    </style:style>
    <style:style style:name="T47" style:family="text">
      <style:text-properties style:font-name="Liberation Serif1" fo:font-style="normal" officeooo:rsid="00243715" style:font-name-asian="Liberation Serif1" style:font-style-asian="normal" style:font-name-complex="Liberation Serif1" style:font-style-complex="normal"/>
    </style:style>
    <style:style style:name="T48" style:family="text">
      <style:text-properties style:font-name="Liberation Serif1" fo:font-style="normal" officeooo:rsid="002498a2" style:font-name-asian="Liberation Serif1" style:font-style-asian="normal" style:font-name-complex="Liberation Serif1" style:font-style-complex="normal"/>
    </style:style>
    <style:style style:name="T49" style:family="text">
      <style:text-properties style:font-name="Liberation Serif1" fo:font-style="normal" officeooo:rsid="00635818" style:font-name-asian="Liberation Serif1" style:font-style-asian="normal" style:font-name-complex="Liberation Serif1" style:font-style-complex="normal"/>
    </style:style>
    <style:style style:name="T50" style:family="text">
      <style:text-properties style:font-name="Liberation Serif1" fo:font-style="normal" fo:font-weight="bold" style:font-name-asian="Liberation Serif1" style:font-style-asian="normal" style:font-weight-asian="bold" style:font-name-complex="Liberation Serif1" style:font-style-complex="normal" style:font-weight-complex="bold"/>
    </style:style>
    <style:style style:name="T51" style:family="text">
      <style:text-properties style:font-name="Liberation Serif1" fo:font-style="normal" fo:font-weight="bold" officeooo:rsid="002498a2" style:font-name-asian="Liberation Serif1" style:font-style-asian="normal" style:font-weight-asian="bold" style:font-name-complex="Liberation Serif1" style:font-style-complex="normal" style:font-weight-complex="bold"/>
    </style:style>
    <style:style style:name="T52" style:family="text">
      <style:text-properties style:font-name="Liberation Serif1" fo:font-style="normal" style:text-underline-style="none" fo:font-weight="bold" officeooo:rsid="0063031d" style:font-name-asian="Liberation Serif1" style:font-size-asian="16pt" style:font-style-asian="normal" style:font-weight-asian="bold" style:font-name-complex="Liberation Serif1" style:font-style-complex="normal" style:font-weight-complex="bold"/>
    </style:style>
    <style:style style:name="T53" style:family="text">
      <style:text-properties style:font-name="Liberation Serif1" fo:font-style="normal" style:text-underline-style="none" fo:font-weight="bold" officeooo:rsid="006be1d3" style:font-name-asian="Liberation Serif1" style:font-size-asian="16pt" style:font-style-asian="normal" style:font-weight-asian="bold" style:font-name-complex="Liberation Serif1" style:font-style-complex="normal" style:font-weight-complex="bold"/>
    </style:style>
    <style:style style:name="T5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5" style:family="text">
      <style:text-properties style:font-name="Liberation Serif1" fo:font-style="italic" officeooo:rsid="00227103" style:font-name-asian="Liberation Serif1" style:font-style-asian="italic" style:font-name-complex="Liberation Serif1" style:font-style-complex="italic"/>
    </style:style>
    <style:style style:name="T56" style:family="text">
      <style:text-properties style:font-name="Liberation Serif1" fo:font-style="italic" officeooo:rsid="002498a2" style:font-name-asian="Liberation Serif1" style:font-style-asian="italic" style:font-name-complex="Liberation Serif1" style:font-style-complex="italic"/>
    </style:style>
    <style:style style:name="T57" style:family="text">
      <style:text-properties style:font-name="Liberation Serif1" fo:font-size="14pt" fo:font-style="italic" style:font-name-asian="Liberation Serif1" style:font-size-asian="14pt" style:font-style-asian="italic" style:font-name-complex="Liberation Serif1" style:font-size-complex="14pt" style:font-style-complex="italic"/>
    </style:style>
    <style:style style:name="T58" style:family="text">
      <style:text-properties style:font-name="Liberation Serif1" fo:font-size="14pt" fo:font-style="italic" officeooo:rsid="00207f69" style:font-name-asian="Liberation Serif1" style:font-size-asian="14pt" style:font-style-asian="italic" style:font-name-complex="Liberation Serif1" style:font-size-complex="14pt" style:font-style-complex="italic"/>
    </style:style>
    <style:style style:name="T59" style:family="text">
      <style:text-properties style:font-name="Liberation Serif1" fo:font-size="14pt" fo:font-style="italic" officeooo:rsid="00207f69" style:font-name-asian="Liberation Serif1" style:font-style-asian="italic" style:font-name-complex="Liberation Serif1" style:font-size-complex="14pt" style:font-style-complex="italic"/>
    </style:style>
    <style:style style:name="T60" style:family="text">
      <style:text-properties style:font-name="Liberation Serif1" fo:font-size="14pt" fo:font-style="italic" officeooo:rsid="006111bb" style:font-name-asian="Liberation Serif1" style:font-style-asian="italic" style:font-name-complex="Liberation Serif1" style:font-size-complex="14pt" style:font-style-complex="italic"/>
    </style:style>
    <style:style style:name="T61" style:family="text">
      <style:text-properties style:font-name="Liberation Serif1" fo:font-size="14pt" fo:font-style="italic" fo:font-weight="normal" officeooo:rsid="00207f69" style:font-name-asian="Liberation Serif1" style:font-style-asian="italic" style:font-weight-asian="normal" style:font-name-complex="Liberation Serif1" style:font-size-complex="14pt" style:font-style-complex="italic" style:font-weight-complex="normal"/>
    </style:style>
    <style:style style:name="T62" style:family="text">
      <style:text-properties style:font-name="Liberation Serif1" fo:font-size="14pt" fo:font-style="italic" fo:font-weight="normal" officeooo:rsid="006111bb" style:font-name-asian="Liberation Serif1" style:font-style-asian="italic" style:font-weight-asian="normal" style:font-name-complex="Liberation Serif1" style:font-size-complex="14pt" style:font-style-complex="italic" style:font-weight-complex="normal"/>
    </style:style>
    <style:style style:name="T63" style:family="text">
      <style:text-properties style:font-name="Liberation Serif1" fo:font-size="14pt" fo:font-style="italic" style:text-underline-style="none" officeooo:rsid="0068baec" style:font-name-asian="Liberation Serif1" style:font-style-asian="italic" style:font-name-complex="Liberation Serif1" style:font-size-complex="14pt" style:font-style-complex="italic"/>
    </style:style>
    <style:style style:name="T64" style:family="text">
      <style:text-properties style:font-name="Liberation Serif1" fo:font-size="14pt" fo:font-style="italic" style:text-underline-style="none" officeooo:rsid="006a00ea" style:font-name-asian="Liberation Serif1" style:font-style-asian="italic" style:font-name-complex="Liberation Serif1" style:font-size-complex="14pt" style:font-style-complex="italic"/>
    </style:style>
    <style:style style:name="T65" style:family="text">
      <style:text-properties style:font-name="Liberation Serif1" fo:font-size="16pt" fo:font-style="italic" fo:font-weight="normal" officeooo:rsid="00207f69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/>
    </style:style>
    <style:style style:name="T66" style:family="text">
      <style:text-properties style:font-name="Liberation Serif1" fo:font-size="16pt" fo:font-weight="normal" officeooo:rsid="00207f69" style:font-name-asian="Liberation Serif1" style:font-size-asian="16pt" style:font-weight-asian="normal" style:font-name-complex="Liberation Serif1" style:font-size-complex="16pt" style:font-weight-complex="normal"/>
    </style:style>
    <style:style style:name="T67" style:family="text">
      <style:text-properties style:font-name="Liberation Serif1" fo:font-size="16pt" fo:font-weight="normal" officeooo:rsid="0025c754" style:font-name-asian="Liberation Serif1" style:font-size-asian="16pt" style:font-weight-asian="normal" style:font-name-complex="Liberation Serif1" style:font-size-complex="16pt" style:font-weight-complex="normal"/>
    </style:style>
    <style:style style:name="T68" style:family="text">
      <style:text-properties style:font-name="Liberation Serif1" fo:font-size="16pt" fo:font-weight="normal" officeooo:rsid="003460b1" style:font-name-asian="Liberation Serif1" style:font-size-asian="16pt" style:font-weight-asian="normal" style:font-name-complex="Liberation Serif1" style:font-size-complex="16pt" style:font-weight-complex="normal"/>
    </style:style>
    <style:style style:name="T69" style:family="text">
      <style:text-properties style:font-name="Liberation Serif1" fo:font-size="16pt" fo:font-weight="normal" officeooo:rsid="0035e59b" style:font-name-asian="Liberation Serif1" style:font-size-asian="16pt" style:font-weight-asian="normal" style:font-name-complex="Liberation Serif1" style:font-size-complex="16pt" style:font-weight-complex="normal"/>
    </style:style>
    <style:style style:name="T70" style:family="text">
      <style:text-properties style:font-name="Liberation Serif1" fo:font-size="16pt" fo:font-weight="normal" officeooo:rsid="00364b92" style:font-name-asian="Liberation Serif1" style:font-size-asian="16pt" style:font-weight-asian="normal" style:font-name-complex="Liberation Serif1" style:font-size-complex="16pt" style:font-weight-complex="normal"/>
    </style:style>
    <style:style style:name="T71" style:family="text">
      <style:text-properties style:font-name="Liberation Serif1" fo:font-size="16pt" fo:font-weight="normal" officeooo:rsid="00510430" style:font-name-asian="Liberation Serif1" style:font-size-asian="16pt" style:font-weight-asian="normal" style:font-name-complex="Liberation Serif1" style:font-size-complex="16pt" style:font-weight-complex="normal"/>
    </style:style>
    <style:style style:name="T72" style:family="text">
      <style:text-properties style:font-name="Liberation Serif1" fo:font-size="16pt" fo:font-weight="normal" officeooo:rsid="005e53e2" style:font-name-asian="Liberation Serif1" style:font-size-asian="16pt" style:font-weight-asian="normal" style:font-name-complex="Liberation Serif1" style:font-size-complex="16pt" style:font-weight-complex="normal"/>
    </style:style>
    <style:style style:name="T73" style:family="text">
      <style:text-properties style:font-name="Liberation Serif1" fo:font-size="16pt" fo:font-weight="normal" officeooo:rsid="005f0f37" style:font-name-asian="Liberation Serif1" style:font-size-asian="16pt" style:font-weight-asian="normal" style:font-name-complex="Liberation Serif1" style:font-size-complex="16pt" style:font-weight-complex="normal"/>
    </style:style>
    <style:style style:name="T74" style:family="text">
      <style:text-properties style:font-name="Liberation Serif1" fo:font-size="16pt" fo:font-style="normal" fo:font-weight="normal" officeooo:rsid="0035e59b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/>
    </style:style>
    <style:style style:name="T75" style:family="text">
      <style:text-properties style:font-name="Liberation Serif1" fo:font-size="16pt" fo:font-style="normal" fo:font-weight="normal" officeooo:rsid="006dd530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/>
    </style:style>
    <style:style style:name="T76" style:family="text">
      <style:text-properties fo:font-style="italic" officeooo:rsid="00207f69" style:font-style-asian="italic" style:font-style-complex="italic"/>
    </style:style>
    <style:style style:name="T77" style:family="text">
      <style:text-properties fo:font-style="italic" officeooo:rsid="00190a03" style:font-size-asian="16pt" style:font-style-asian="italic" style:font-style-complex="italic"/>
    </style:style>
    <style:style style:name="T78" style:family="text">
      <style:text-properties fo:font-style="italic" officeooo:rsid="0078b1a3" style:font-size-asian="16pt" style:font-style-asian="italic" style:font-style-complex="italic"/>
    </style:style>
    <style:style style:name="T79" style:family="text">
      <style:text-properties fo:font-style="italic" fo:font-weight="normal" officeooo:rsid="001cc94f" style:font-size-asian="16pt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1cee3f" style:font-size-asian="16pt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207598" style:font-size-asian="16pt" style:font-style-asian="italic" style:font-weight-asian="normal" style:font-style-complex="italic" style:font-weight-complex="normal"/>
    </style:style>
    <style:style style:name="T82" style:family="text">
      <style:text-properties officeooo:rsid="00217525"/>
    </style:style>
    <style:style style:name="T83" style:family="text">
      <style:text-properties officeooo:rsid="00299b6f"/>
    </style:style>
    <style:style style:name="T84" style:family="text">
      <style:text-properties officeooo:rsid="002a3278"/>
    </style:style>
    <style:style style:name="T85" style:family="text">
      <style:text-properties officeooo:rsid="002b51c0"/>
    </style:style>
    <style:style style:name="T86" style:family="text">
      <style:text-properties officeooo:rsid="002d2ac3"/>
    </style:style>
    <style:style style:name="T87" style:family="text">
      <style:text-properties officeooo:rsid="00329454"/>
    </style:style>
    <style:style style:name="T88" style:family="text">
      <style:text-properties officeooo:rsid="00329454" fo:background-color="transparent" loext:char-shading-value="0"/>
    </style:style>
    <style:style style:name="T89" style:family="text">
      <style:text-properties officeooo:rsid="00364b92"/>
    </style:style>
    <style:style style:name="T90" style:family="text">
      <style:text-properties officeooo:rsid="00403a26"/>
    </style:style>
    <style:style style:name="T91" style:family="text">
      <style:text-properties fo:color="#000000"/>
    </style:style>
    <style:style style:name="T92" style:family="text">
      <style:text-properties fo:color="#000000" officeooo:rsid="003b2bac"/>
    </style:style>
    <style:style style:name="T93" style:family="text">
      <style:text-properties officeooo:rsid="005710a2"/>
    </style:style>
    <style:style style:name="T94" style:family="text">
      <style:text-properties officeooo:rsid="0058d775"/>
    </style:style>
    <style:style style:name="T95" style:family="text">
      <style:text-properties officeooo:rsid="005c6926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6111bb" style:font-weight-asian="normal" style:font-weight-complex="normal"/>
    </style:style>
    <style:style style:name="T98" style:family="text">
      <style:text-properties fo:font-weight="normal" officeooo:rsid="0063031d" style:font-weight-asian="normal" style:font-weight-complex="normal"/>
    </style:style>
    <style:style style:name="T99" style:family="text">
      <style:text-properties officeooo:rsid="00635818"/>
    </style:style>
    <style:style style:name="T100" style:family="text">
      <style:text-properties officeooo:rsid="006558e1"/>
    </style:style>
    <style:style style:name="T101" style:family="text">
      <style:text-properties officeooo:rsid="0066af6b"/>
    </style:style>
    <style:style style:name="T102" style:family="text">
      <style:text-properties officeooo:rsid="006f485d"/>
    </style:style>
    <style:style style:name="T103" style:family="text">
      <style:text-properties officeooo:rsid="00720a67"/>
    </style:style>
    <style:style style:name="T104" style:family="text">
      <style:text-properties officeooo:rsid="0078b1a3"/>
    </style:style>
    <style:style style:name="T105" style:family="text">
      <style:text-properties officeooo:rsid="007ec838"/>
    </style:style>
    <style:style style:name="T106" style:family="text">
      <style:text-properties officeooo:rsid="008aba44"/>
    </style:style>
    <style:style style:name="gr1" style:family="graphic">
      <style:graphic-properties draw:fill-color="#fbe8d3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-color="#e2ffe4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fill-color="#d9f4ff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9f4ff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bcc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e6f2" draw:textarea-horizontal-align="justify" draw:textarea-vertical-align="middle" draw:auto-grow-height="false" fo:min-height="29.699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00" svg:width="21cm" svg:height="29.699cm" svg:x="-0.215cm" svg:y="0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1" draw:name="Forme1" draw:style-name="gr2" draw:text-style-name="P101" svg:width="21cm" svg:height="29.699cm" svg:x="0cm" svg:y="0cm">
        <text:p/>
        <draw:enhanced-geometry svg:viewBox="0 0 21600 21600" draw:type="rectangle" draw:enhanced-path="M 0 0 L 21600 0 21600 21600 0 21600 0 0 Z N"/>
      </draw:custom-shape>
      <text:p text:style-name="P99">Inari</text:p>
      <text:p text:style-name="P1"/>
      <text:p text:style-name="P55">Game Summary</text:p>
      <text:p text:style-name="P16"><text:span text:style-name="T87">You play as a human-like character </text:span>start<text:span text:style-name="T87">ing</text:span> at the bottom of a edo-japanese hex-tech <text:span text:style-name="T1">sort-of-living </text:span>tower and has to reach the top of it to <text:span text:style-name="T88">destroy its heart</text:span>. He’ll have to solve every puzzles <text:span text:style-name="T1">he’ll encounter during his ascent thanks to a duplicating mechanic. A solo coop game, about team work, but you are the whole team!</text:span></text:p>
      <text:p text:style-name="P61"/>
      <text:p text:style-name="P62">Camera<text:tab/></text:p>
      <text:p text:style-name="P66"><text:span text:style-name="T65">- </text:span><text:span text:style-name="T36">3rd person</text:span></text:p>
      <text:p text:style-name="P65">(ref: ratchet&amp;clank, Sly Cooper, Human Fall Flat, <text:span text:style-name="T106">Rime</text:span>)</text:p>
      <text:p text:style-name="P62">Control<text:tab/></text:p>
      <text:p text:style-name="P66"><text:span text:style-name="T65">- </text:span><text:span text:style-name="T36">Controller, Mouse/Keyboard </text:span><text:span text:style-name="T10">(ref: ratchet&amp;clank, Human Fall Flat)</text:span></text:p>
      <text:p text:style-name="P63">Character</text:p>
      <text:p text:style-name="P68"><text:span text:style-name="T66">- </text:span><text:span text:style-name="T67">Human-like</text:span></text:p>
      <text:p text:style-name="P79">- japanese ninja outfit, fox-kami mask, HexTech stuff</text:p>
      <text:p text:style-name="P73"/>
      <text:p text:style-name="P64">Genre</text:p>
      <text:p text:style-name="P69"><text:span text:style-name="T69">- </text:span><text:span text:style-name="T70">3D puzzle</text:span></text:p>
      <text:p text:style-name="P34">- <text:span text:style-name="T89">cool flow (not a lot of pressuring situations)</text:span></text:p>
      <text:p text:style-name="P70"><text:span text:style-name="T66">- </text:span><text:span text:style-name="T71">target: </text:span><text:span text:style-name="T68">Core Gamer (duplicating mechanic </text:span><text:span text:style-name="T66">→ </text:span><text:span text:style-name="T69">not Casual)</text:span></text:p>
      <text:p text:style-name="P85"/>
      <text:p text:style-name="P87">Mood</text:p>
      <text:p text:style-name="P93"><text:span text:style-name="T69">- </text:span><text:span text:style-name="T72">mostly safe spaces in which you can stop moving, without any danger</text:span></text:p>
      <text:p text:style-name="P93"><text:span text:style-name="T72">- sometimes </text:span><text:span text:style-name="T73">narrower rooms with more traps and pressure</text:span></text:p>
      <text:p text:style-name="P88"/>
      <text:p text:style-name="P90">Main References</text:p>
      <text:p text:style-name="P67"><text:span text:style-name="T74">- </text:span><text:span text:style-name="T75">Ratchet &amp; Clank : a crack in time (clank puzzles)</text:span></text:p>
      <text:p text:style-name="P96">Lore</text:p>
      <text:p text:style-name="P56"/>
      <text:p text:style-name="P14">Writing Style</text:p>
      <text:p text:style-name="P48"><text:tab/>"Nobody saw how <text:span text:style-name="T100">L</text:span>ife began, where or when the first breath witnessed Life. <text:span text:style-name="T83">The Elder Wise Men told us there was a time when human beings were fully alive, their body were fully linked to their soul and their life was about discovering themselves by meeting the other ones. </text:span></text:p>
      <text:p text:style-name="P49"><text:span text:style-name="T84">Now</text:span> HexTechnology is everywhere. People see through it, Children grow with it, Humanity belong <text:span text:style-name="T101">to </text:span>it. <text:span text:style-name="T84">Once</text:span> we found HeXnergy, we lost <text:span text:style-name="T84">our Soul.</text:span></text:p>
      <text:p text:style-name="P50">I've to save Life, I've to Kill the Tower."</text:p>
      <text:p text:style-name="P56"/>
      <text:p text:style-name="P11">Scenario</text:p>
      <text:p text:style-name="P33">- <text:span text:style-name="T103">Human beings found, centuries ago, a great enery source : HeXnergy (such as electricity, fossil energies nowadays)</text:span></text:p>
      <text:p text:style-name="P33">- <text:span text:style-name="T85">their current civilisation is highly based on that energy</text:span></text:p>
      <text:p text:style-name="P33">-<text:span text:style-name="T85"> HexTech and HeXnergy overuse erodes human essence, their Soul (Life Energy)</text:span></text:p>
      <text:p text:style-name="P33">- <text:span text:style-name="T85">The Great Tower is the fortress that Humans created to protect the most important source of the HeXnergy, the heart of it.</text:span></text:p>
      <text:p text:style-name="P33">- <text:span text:style-name="T103">Foxy has to deliver them although they dont understand that HeXnery is destroying their Soul and make them becoming sort of robots.</text:span></text:p>
      <text:p text:style-name="P33">- <text:span text:style-name="T86">He'll beat the Tower and destroy its heart.</text:span></text:p>
      <text:p text:style-name="P36">(It would be nice to make the Tower act like a sort of IA, an antagonist)</text:p>
      <text:p text:style-name="P57"/>
      <text:p text:style-name="P12">Character Background</text:p>
      <text:p text:style-name="P37">*Foxy*</text:p>
      <text:p text:style-name="P13"/>
      <text:p text:style-name="P15">Story Telling</text:p>
      <text:p text:style-name="P38">- artwork + text + dubbing (optionnal)</text:p>
      <text:p text:style-name="P38">- narrator: Inari (female Kami)</text:p>
      <text:p text:style-name="P38">- during level loadings (problem: can't do a story telling for each level end)</text:p>
      <text:p text:style-name="P39">- <text:span text:style-name="T105">introduction explanation?</text:span></text:p>
      <text:p text:style-name="P98">Game <text:span text:style-name="T99">Loop</text:span></text:p>
      <text:p text:style-name="P27">1. start level <text:span text:style-name="T37">→</text:span> have to reach the <text:span text:style-name="T99">next E</text:span>levator (end of level)</text:p>
      <text:p text:style-name="P35">2. explore and find a way</text:p>
      <text:p text:style-name="P27"><text:span text:style-name="T99">3</text:span>. encounter obtacles</text:p>
      <text:p text:style-name="P27"><text:tab/>- <text:span text:style-name="T82">u</text:span>se Recording to build your Clone</text:p>
      <text:p text:style-name="P27"><text:tab/>- Player and Clone help eachother<text:span text:style-name="T42">→</text:span><text:span text:style-name="T43">teamwork but you are the whole</text:span></text:p>
      <text:p text:style-name="P27"><text:span text:style-name="T43"><text:tab/>- overcome</text:span><text:span text:style-name="T42"> </text:span><text:span text:style-name="T43">obstacles</text:span><text:span text:style-name="T42"> thanks to your abilities</text:span></text:p>
      <text:p text:style-name="P77"><text:span text:style-name="T99">4</text:span>. player might find hidden stages</text:p>
      <text:p text:style-name="P28"><text:span text:style-name="T49">5</text:span><text:span text:style-name="T42">. reach the Elevator </text:span><text:span text:style-name="T44">→ </text:span><text:span text:style-name="T42">go to next level</text:span></text:p>
      <text:p text:style-name="P28"><draw:custom-shape text:anchor-type="paragraph" draw:z-index="2" draw:name="Forme1" draw:style-name="gr3" draw:text-style-name="P102" svg:width="21cm" svg:height="29.699cm" svg:x="-11.982cm" svg:y="-0.984cm"><text:p><text:s/></text:p><draw:enhanced-geometry svg:viewBox="0 0 21600 21600" draw:type="rectangle" draw:enhanced-path="M 0 0 L 21600 0 21600 21600 0 21600 0 0 Z N"/></draw:custom-shape><text:span text:style-name="T42">(</text:span><text:span text:style-name="T49">5</text:span><text:span text:style-name="T42">,5. Player dies</text:span><text:span text:style-name="T44">→ </text:span><text:span text:style-name="T42">restart level)</text:span></text:p>
      <text:p text:style-name="P77"/>
      <text:p text:style-name="P77"/>
      <text:p text:style-name="P60">Abilities</text:p>
      <text:p text:style-name="P59"/>
      <text:p text:style-name="P7">Movement + Jump</text:p>
      <text:p text:style-name="P2"/>
      <text:p text:style-name="P8">Recording:</text:p>
      <text:p text:style-name="P46">when player is on <text:span text:style-name="T34">Soul</text:span> Slabs<text:span text:style-name="T35">(cf: environment)</text:span> you can :</text:p>
      <text:p text:style-name="P22"><text:span text:style-name="T2">- start Recording Mode </text:span><text:span text:style-name="T59">→</text:span><text:span text:style-name="T77"> </text:span><text:span text:style-name="T78">then Valid sequence or Cancel</text:span></text:p>
      <text:p text:style-name="P21"><text:span text:style-name="T25">- </text:span><text:span text:style-name="T26">Valid: </text:span><text:span text:style-name="T78">save the sequence you've just done then go back to Slab</text:span></text:p>
      <text:p text:style-name="P22"><text:span text:style-name="T26">- Cancel: </text:span><text:span text:style-name="T78">go back to Slab</text:span></text:p>
      <text:p text:style-name="P26">- <text:span text:style-name="T104">P</text:span>lay <text:span text:style-name="T104">(or Replay)</text:span> <text:span text:style-name="T104">c</text:span>urrent <text:span text:style-name="T104">s</text:span>equence <text:span text:style-name="T76">(it will be played by a Clone, player is still able to play)</text:span></text:p>
      <text:p text:style-name="P23"/>
      <text:p text:style-name="P10">Shield:</text:p>
      <text:p text:style-name="P41">- disabling movements</text:p>
      <text:p text:style-name="P43">- make player invulnerable against HeXnergy</text:p>
      <text:p text:style-name="P43">- behave like a Prop (pushable, jumpable, etc...)</text:p>
      <text:p text:style-name="P43">- <text:span text:style-name="T102">deflect lazer</text:span></text:p>
      <text:p text:style-name="P42"/>
      <text:p text:style-name="P54">Messages:</text:p>
      <text:p text:style-name="P44">- player can Display a little message abose his head (while message key is pressed, message logo is displayed)</text:p>
      <text:p text:style-name="P46">- it is supposed to help the player to remember timings (when he should jump or activate beam)</text:p>
      <text:p text:style-name="P97"><draw:custom-shape text:anchor-type="paragraph" draw:z-index="3" draw:name="Forme1" draw:style-name="gr4" draw:text-style-name="P102" svg:width="21cm" svg:height="29.699cm" svg:x="-2cm" svg:y="-0.984cm"><text:p/><draw:enhanced-geometry svg:viewBox="0 0 21600 21600" draw:type="rectangle" draw:enhanced-path="M 0 0 L 21600 0 21600 21600 0 21600 0 0 Z N"/></draw:custom-shape>Environment</text:p>
      <text:p text:style-name="P58"/>
      <text:p text:style-name="P7">Buttons:</text:p>
      <text:p text:style-name="P9"><text:span text:style-name="T96">- </text:span><text:span text:style-name="T98">bool buttons :</text:span><text:span text:style-name="T97"> </text:span><text:span text:style-name="T14">switch state every time something goes on it </text:span></text:p>
      <text:p text:style-name="P9">- <text:span text:style-name="T97">while buttons : </text:span><text:span text:style-name="T11">while something on it </text:span><text:span text:style-name="T61">→ </text:span><text:span text:style-name="T62">is On</text:span></text:p>
      <text:p text:style-name="P19"><text:span text:style-name="T16">- </text:span><text:span text:style-name="T18">objetcs</text:span><text:span text:style-name="T16"> buttons:</text:span><text:span text:style-name="T3"> </text:span><text:span text:style-name="T5">while n object of a precise type on it </text:span><text:span text:style-name="T59">→ </text:span><text:span text:style-name="T60">is On </text:span><text:span text:style-name="T5">(eg: 3 boxes)</text:span></text:p>
      <text:p text:style-name="P19"><text:span text:style-name="T23">- </text:span><text:span text:style-name="T24">sync buttons: </text:span><text:span text:style-name="T6">both clicked a the same time to activate</text:span></text:p>
      <text:p text:style-name="P17"><text:span text:style-name="T90">- shot buttons:</text:span><text:span text:style-name="T3"> (</text:span><text:span text:style-name="T4">shoot</text:span><text:span text:style-name="T3"> it to turn it on)</text:span></text:p>
      <text:p text:style-name="P20"><text:span text:style-name="T17">(</text:span><text:span text:style-name="T16">?</text:span><text:span text:style-name="T17">)</text:span><text:span text:style-name="T16"> </text:span><text:span text:style-name="T28">- </text:span><text:span text:style-name="T29">soul</text:span><text:span text:style-name="T28"> buttons:</text:span><text:span text:style-name="T12"> (</text:span><text:span text:style-name="T13">switch state every time another character walk on it</text:span><text:span text:style-name="T12">)</text:span></text:p>
      <text:p text:style-name="P20"><text:span text:style-name="T53">(</text:span><text:span text:style-name="T52">!</text:span><text:span text:style-name="T53">)</text:span><text:span text:style-name="T63"> a door </text:span><text:span text:style-name="T64">(or any other activable object)</text:span><text:span text:style-name="T63"> may be activated </text:span><text:span text:style-name="T64">by one or more buttons</text:span></text:p>
      <text:p text:style-name="P51"/>
      <text:p text:style-name="P3"><text:span text:style-name="T19">Plateforms:</text:span><text:span text:style-name="T79"> </text:span><text:span text:style-name="T80">moving through every </text:span><text:span text:style-name="T81">directions</text:span></text:p>
      <text:p text:style-name="P52"/>
      <text:p text:style-name="P5"><text:span text:style-name="T20">Turrets</text:span><text:span text:style-name="T19">:</text:span><text:span text:style-name="T30"> </text:span></text:p>
      <text:p text:style-name="P6"><text:span text:style-name="T30">- </text:span><text:span text:style-name="T31">constant lazer beam forward</text:span></text:p>
      <text:p text:style-name="P6"><text:span text:style-name="T30">- </text:span><text:span text:style-name="T33">l</text:span><text:span text:style-name="T31">azer beam </text:span><text:span text:style-name="T32">aim (cast then shoot)</text:span></text:p>
      <text:p text:style-name="P53"/>
      <text:p text:style-name="P4"><text:span text:style-name="T21">Props</text:span><text:span text:style-name="T19">: </text:span></text:p>
      <text:p text:style-name="P25"><text:span text:style-name="T20">- </text:span><text:span text:style-name="T21">boxes:</text:span></text:p>
      <text:p text:style-name="P25"><text:span text:style-name="T15">movable</text:span><text:span text:style-name="T7"> (when player is close, press Action key to move it </text:span><text:span text:style-name="T9">throught box directions (box.forward, box.left, etc...</text:span><text:span text:style-name="T7">) </text:span><text:span text:style-name="T9">and rotate around player)</text:span></text:p>
      <text:p text:style-name="P24"><text:span text:style-name="T21"><text:tab/>- </text:span><text:span text:style-name="T27">iron: </text:span><text:span text:style-name="T7">invin</text:span><text:span text:style-name="T8">c</text:span><text:span text:style-name="T7">ible</text:span></text:p>
      <text:p text:style-name="P24"><text:span text:style-name="T27"><text:tab/>- wood: </text:span><text:span text:style-name="T7">destroyable by lazors </text:span></text:p>
      <text:p text:style-name="P18"><text:span text:style-name="T21">-</text:span><text:span text:style-name="T22"> keys</text:span></text:p>
      <text:p text:style-name="P89"/>
      <text:p text:style-name="P86"><text:span text:style-name="T94">Game </text:span>UI</text:p>
      <text:p text:style-name="P84">- Message Ability (spatial icon above character)</text:p>
      <text:p text:style-name="P80"><text:span text:style-name="T91">- </text:span><text:span text:style-name="T92">Recording (screen filter or smoke trail)</text:span></text:p>
      <text:p text:style-name="P94"><draw:custom-shape text:anchor-type="paragraph" draw:z-index="4" draw:name="Forme1" draw:style-name="gr5" draw:text-style-name="P103" svg:width="21cm" svg:height="29.699cm" svg:x="-9.721cm" svg:y="-0.984cm"><text:p/><draw:enhanced-geometry svg:viewBox="0 0 21600 21600" draw:type="rectangle" draw:enhanced-path="M 0 0 L 21600 0 21600 21600 0 21600 0 0 Z N"/></draw:custom-shape>Scene </text:p>
      <text:p text:style-name="P45"><text:span text:style-name="T38">MainMenu</text:span><text:span text:style-name="T39">→</text:span><text:span text:style-name="T40">Continue</text:span><text:span text:style-name="T39">→</text:span><text:span text:style-name="T41">Level</text:span><text:span text:style-name="T39">→</text:span><text:span text:style-name="T41">Elevator</text:span><text:span text:style-name="T39">→</text:span><text:span text:style-name="T41">Level</text:span><text:span text:style-name="T39">→</text:span><text:span text:style-name="T41">Pause</text:span><text:span text:style-name="T39">→</text:span><text:span text:style-name="T38">MainMenu</text:span></text:p>
      <text:p text:style-name="P47"><text:span text:style-name="T47"><text:tab/> <text:s text:c="7"/>\</text:span><text:span text:style-name="T44">→</text:span><text:span text:style-name="T45">SelectLevel _/</text:span></text:p>
      <text:p text:style-name="P78"/>
      <text:p text:style-name="P82">MainMenu:</text:p>
      <text:p text:style-name="P29"><text:span text:style-name="T42">- Continue : </text:span><text:span text:style-name="T54">go to last level begining</text:span></text:p>
      <text:p text:style-name="P29"><text:span text:style-name="T42">- Select Level : </text:span><text:span text:style-name="T54">select an unlocked level</text:span></text:p>
      <text:p text:style-name="P29"><text:span text:style-name="T42">- New Game : </text:span><text:span text:style-name="T54">destroy current Game Save and build a new one (reset data)</text:span></text:p>
      <text:p text:style-name="P29"><text:span text:style-name="T42">- Options : Music volume, Effect volume, </text:span><text:span text:style-name="T46">Quality (low, med, high), etc...</text:span></text:p>
      <text:p text:style-name="P29"><text:span text:style-name="T42">- Quit : </text:span><text:span text:style-name="T54">quit to desktop</text:span></text:p>
      <text:p text:style-name="P71"/>
      <text:p text:style-name="P83">Level:</text:p>
      <text:p text:style-name="P74">- no checkpoints</text:p>
      <text:p text:style-name="P74">- retry if player dies</text:p>
      <text:p text:style-name="P75">- <text:span text:style-name="T95">2 kinds : <text:tab/>1) puzzle room (small)</text:span></text:p>
      <text:p text:style-name="P76"><text:tab/><text:tab/>2) exploring room (small)</text:p>
      <text:p text:style-name="P71"/>
      <text:p text:style-name="P30"><text:span text:style-name="T51">Pause</text:span><text:span text:style-name="T50">: </text:span></text:p>
      <text:p text:style-name="P32"><text:span text:style-name="T42">- </text:span><text:span text:style-name="T48">Resume</text:span></text:p>
      <text:p text:style-name="P81">- Options</text:p>
      <text:p text:style-name="P32"><text:span text:style-name="T48">- Back: </text:span><text:span text:style-name="T55">go to </text:span><text:span text:style-name="T56">MainMenu</text:span></text:p>
      <text:p text:style-name="P72"/>
      <text:p text:style-name="P31"><text:span text:style-name="T50">Elevator: </text:span><text:span text:style-name="T54">level transition scene ( </text:span><text:span text:style-name="T57">(?) play Janken for example</text:span><text:span text:style-name="T58">→</text:span><text:span text:style-name="T57">wait = fun)</text:span></text:p>
      <text:p text:style-name="P95"/>
      <text:p text:style-name="P91">Sound<text:span text:style-name="T93">scape</text:span></text:p>
      <text:p text:style-name="P91"/>
      <text:p text:style-name="P92"><draw:custom-shape text:anchor-type="paragraph" draw:z-index="5" draw:name="Forme1" draw:style-name="gr6" draw:text-style-name="P104" svg:width="21cm" svg:height="29.699cm" svg:x="-9.721cm" svg:y="-0.984cm"><text:p/><draw:enhanced-geometry svg:viewBox="0 0 21600 21600" draw:type="rectangle" draw:enhanced-path="M 0 0 L 21600 0 21600 21600 0 21600 0 0 Z N"/></draw:custom-shape>Art Style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72bf44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2bf44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ustom1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0:38:11.616000000</meta:creation-date>
    <dc:date>2020-06-15T14:47:52.344000000</dc:date>
    <meta:editing-duration>PT13H58M52S</meta:editing-duration>
    <meta:editing-cycles>76</meta:editing-cycles>
    <meta:generator>LibreOffice/6.0.1.1$Windows_X86_64 LibreOffice_project/60bfb1526849283ce2491346ed2aa51c465abfe6</meta:generator>
    <meta:document-statistic meta:table-count="0" meta:image-count="0" meta:object-count="0" meta:page-count="6" meta:paragraph-count="109" meta:word-count="832" meta:character-count="4716" meta:non-whitespace-character-count="3966"/>
  </office:meta>
</office:document-meta>
</file>